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0" style:family="paragraph" style:parent-style-name="Table_20_Heading">
      <style:text-properties fo:font-size="10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4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477658027" text:style-name="L1">
        <text:list-item>
          <text:p text:style-name="P12">Placing information from Partners object (res.partner);</text:p>
        </text:list-item>
        <text:list-item>
          <text:p text:style-name="P12">Custom parser (hello_world function);</text:p>
        </text:list-item>
        <text:list-item>
          <text:p text:style-name="P13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2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2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4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4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8"><draw:frame draw:style-name="fr1" draw:name="image: barcode(o.ref, 'code39')" text:anchor-type="paragraph" svg:y="0.0799in" svg:width="1.7181in" draw:z-index="0"><draw:text-box fo:min-height="0.311in"><text:p text:style-name="P6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5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3"><text:text-input text:description="&lt;/for&gt;">ends for loop</text:text-input></text:p>
      </text:section>
      <text:section text:style-name="Sect2" text:name="Section2">
        <text:h text:style-name="Heading_20_2" text:outline-level="2"><text:span text:style-name="T2"><text:text-input text:description="&lt;if test=&quot;o.address&quot;&gt;">If Address</text:text-input></text:span><text:text-input text:description="&lt;get_label(o, 'address')&gt;">Label of "res.partner" model "Address" field</text:text-input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0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1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1-19T11:33:49</dc:date>
    <meta:editing-duration>PT22H51M31S</meta:editing-duration>
    <meta:editing-cycles>143</meta:editing-cycles>
    <meta:generator>OpenOffice.org/3.3$Unix OpenOffice.org_project/330m17$Build-9551</meta:generator>
    <dc:creator>Ruslans V</dc:creator>
    <meta:document-statistic meta:table-count="2" meta:image-count="0" meta:object-count="0" meta:page-count="1" meta:paragraph-count="35" meta:word-count="195" meta:character-count="1353"/>
    <meta:user-defined meta:name="Info 1"/>
    <meta:user-defined meta:name="Info 2"/>
    <meta:user-defined meta:name="Info 3"/>
    <meta:user-defined meta:name="Info 4"/>
  </office:meta>
</office:document-meta>
</file>